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officeooo:paragraph-rsid="0fecc8b6"/>
    </style:style>
    <style:style style:name="P72" style:family="paragraph" style:parent-style-name="Footnote">
      <style:text-properties officeooo:paragraph-rsid="100fd683"/>
    </style:style>
    <style:style style:name="P73" style:family="paragraph" style:parent-style-name="Footnote">
      <style:text-properties officeooo:paragraph-rsid="1017aee8"/>
    </style:style>
    <style:style style:name="P74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8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87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8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3" style:family="text">
      <style:text-properties style:use-window-font-color="true" loext:opacity="0%" style:font-name="Liberation Sans" officeooo:rsid="047da547"/>
    </style:style>
    <style:style style:name="T1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style:font-size-asian="12pt" style:font-size-complex="12pt"/>
    </style:style>
    <style:style style:name="T229" style:family="text">
      <style:text-properties style:use-window-font-color="true" loext:opacity="0%" style:font-name="Liberation Sans" officeooo:rsid="0efd8e5c"/>
    </style:style>
    <style:style style:name="T23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officeooo:rsid="04473353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officeooo:rsid="0aace3cd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officeooo:rsid="0ffa97b0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134">C</text:span></text:span><text:span text:style-name="Strong_20_Emphasis"><text:span text:style-name="T133">hecklist voor </text:span></text:span><text:span text:style-name="Strong_20_Emphasis"><text:span text:style-name="T135">de installatie</text:span></text:span><text:span text:style-name="Strong_20_Emphasis"><text:span text:style-name="T133"> van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40"><text:user-field-get text:name="Version">24.04</text:user-field-get></text:span></text:span><text:span text:style-name="Strong_20_Emphasis"><text:span text:style-name="T137"><text:note text:id="ftn1" text:note-class="footnote"><text:note-citation>1</text:note-citation><text:note-body><text:p text:style-name="P73"><text:span text:style-name="T243">D</text:span><text:span text:style-name="T236">eze </text:span><text:span text:style-name="Strong_20_Emphasis"><text:span text:style-name="T247"><text:user-field-get text:name="Distro">Ubuntu</text:user-field-get></text:span></text:span><text:span text:style-name="T238"><text:s/></text:span><text:span text:style-name="T248"><text:user-field-get text:name="Version">24.04</text:user-field-get></text:span><text:span text:style-name="T248"><text:s/></text:span><text:span text:style-name="Strong_20_Emphasis"><text:span text:style-name="T249"><text:user-field-get text:name="Edition">Server</text:user-field-get></text:span></text:span><text:span text:style-name="T236"><text:s/>(codenaam </text:span><text:span text:style-name="T244">noble</text:span><text:span text:style-name="T236">) van april</text:span><text:span text:style-name="T239"> </text:span><text:span text:style-name="Strong_20_Emphasis"><text:span text:style-name="T250"><text:user-field-get text:name="Releaseyear">2024</text:user-field-get></text:span></text:span><text:span text:style-name="T240"><text:s/></text:span><text:span text:style-name="T243">is een zogenaamde </text:span><text:span text:style-name="T236">LTS-</text:span><text:span text:style-name="T243">versie</text:span><text:span text:style-name="T236"> </text:span><text:span text:style-name="T243">(</text:span><text:span text:style-name="T236">staat voor Long-Term Support, </text:span><text:span text:style-name="T237">langetermijnondersteuning</text:span><text:span text:style-name="T243">)</text:span><text:span text:style-name="T237"> </text:span><text:span text:style-name="T245">en</text:span><text:span text:style-name="T240"> </text:span><text:span text:style-name="T236">wordt gedurende 5 jaar ondersteund tot april 202</text:span><text:span text:style-name="T244">9</text:span><text:span text:style-name="T236">, en met een </text:span><text:span text:style-name="T241">gratis persoonlijk </text:span><text:span text:style-name="T236">Ubuntu </text:span><text:span text:style-name="T242">P</text:span><text:span text:style-name="T236">ro-abonnement gedurende 1</text:span><text:span text:style-name="T246">0</text:span><text:span text:style-name="T236"> jaar tot april 203</text:span><text:span text:style-name="T244">4</text:span><text:span text:style-name="T236">.</text:span></text:p></text:note-body></text:note></text:span></text:span><text:span text:style-name="Strong_20_Emphasis"><text:span text:style-name="T138"><text:s/></text:span></text:span><text:span text:style-name="Strong_20_Emphasis"><text:span text:style-name="T139"><text:user-field-get text:name="Edition">Server</text:user-field-get></text:span></text:span><text:span text:style-name="Strong_20_Emphasis"><text:span text:style-name="T136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59">ONDERSTREEPTE</text:span></text:span><text:span text:style-name="T1"> </text:span><text:span text:style-name="T16">woorden</text:span><text:span text:style-name="T15"> het</text:span><text:span text:style-name="Strong_20_Emphasis"><text:span text:style-name="T179"> </text:span></text:span><text:span text:style-name="Strong_20_Emphasis"><text:span text:style-name="T180">tekstvak</text:span></text:span><text:span text:style-name="T16"> </text:span><text:span text:style-name="T19">in,</text:span><text:span text:style-name="T16"> </text:span><text:span text:style-name="T193">zie </text:span><text:span text:style-name="T229">[</text:span><text:span text:style-name="T193">toelichting</text:span><text:span text:style-name="T229">]</text:span><text:span text:style-name="T16">:</text:span></text:p>
      <text:p text:style-name="P1"><text:span text:style-name="Definition"><text:span text:style-name="T23">GEBRUIKER</text:span></text:span><text:span text:style-name="T201"><text:tab/><text:tab/></text:span><text:span text:style-name="T228"> <text:tab/><text:tab/></text:span><text:span text:style-name="T202"><draw:control text:anchor-type="as-char" svg:y="-0.4cm" draw:z-index="17" draw:name="Gebruiker 1" draw:style-name="gr2" draw:text-style-name="P90" svg:width="6.4cm" svg:height="0.6cm" draw:control="control16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, bijv. </text:span><text:span text:style-name="T197">J</text:span><text:span text:style-name="T226">a</text:span><text:span text:style-name="T197">n </text:span><text:span text:style-name="T226">Jansen</text:span><text:span text:style-name="T227">]</text:span></text:p>
      <text:p text:style-name="P70"><text:span text:style-name="Definition"><text:span text:style-name="T195">g</text:span></text:span><text:span text:style-name="Definition">ebruikersnaam</text:span><text:span text:style-name="Definition"><text:span text:style-name="T262"><text:tab/></text:span></text:span><text:span text:style-name="T194"><draw:control text:anchor-type="as-char" svg:y="-0.4cm" draw:z-index="18" draw:name="Gberuikersnaam 2" draw:style-name="gr2" draw:text-style-name="P90" svg:width="6.4cm" svg:height="0.6cm" draw:control="control17"><svg:title>Gebruikersnaam</svg:title><svg:desc>Korte naam, bijv. jan</svg:desc></draw:control></text:span><text:span text:style-name="T194"><text:tab/> <text:s text:c="2"/></text:span><text:span text:style-name="T7">[</text:span><text:span text:style-name="T8">K</text:span><text:span text:style-name="T6">orte naam, bijv. </text:span><text:span text:style-name="T144">j</text:span><text:span text:style-name="T145">a</text:span><text:span text:style-name="T144">n</text:span><text:span text:style-name="T146">]</text:span></text:p>
      <text:p text:style-name="P1"><text:span text:style-name="Definition"><text:span text:style-name="T263">server</text:span></text:span><text:span text:style-name="Definition">NAAM</text:span><text:span text:style-name="T205"><text:tab/><text:tab/><text:tab/></text:span><draw:control text:anchor-type="as-char" svg:y="-0.4cm" draw:z-index="19" draw:name="Computernaam 1" draw:style-name="gr2" draw:text-style-name="P90" svg:width="6.4cm" svg:height="0.6cm" draw:control="control18"><svg:title>Computernaam</svg:title><svg:desc>Unieke naam van de computer</svg:desc></draw:control><text:tab/> <text:s text:c="2"/><text:span text:style-name="T210">[</text:span><text:span text:style-name="T211">N</text:span><text:span text:style-name="T206">aam van de </text:span><text:span text:style-name="T213">server</text:span><text:span text:style-name="T207">, </text:span><text:span text:style-name="T208">bijv. </text:span><text:span text:style-name="T212">sv</text:span><text:span text:style-name="T209">02</text:span><text:span text:style-name="T210">]</text:span></text:p>
      <text:p text:style-name="P1"><text:span text:style-name="Definition"><text:span text:style-name="T215">GEBRUIKER</text:span></text:span><text:span text:style-name="Definition"><text:span text:style-name="T220"><text:tab/></text:span></text:span><text:span text:style-name="T214"><text:tab/></text:span><text:span text:style-name="T228"> <text:tab/><text:tab/></text:span><text:span text:style-name="T202"><draw:control text:anchor-type="as-char" svg:y="-0.4cm" draw:z-index="20" draw:name="Gebruiker 2" draw:style-name="gr2" draw:text-style-name="P90" svg:width="6.4cm" svg:height="0.6cm" draw:control="control19"><svg:title>Gebruiker</svg:title><svg:desc>Volledige naam, bijv. Jan Stek</svg:desc></draw:control></text:span><text:span text:style-name="T202"><text:tab/> <text:s text:c="2"/></text:span><text:span text:style-name="T203">[</text:span><text:span text:style-name="T204">V</text:span><text:span text:style-name="T196">olledige naam </text:span><text:span text:style-name="T200">evt. 2</text:span><text:span text:style-name="T230">e</text:span><text:span text:style-name="T198"> gebruiker</text:span><text:span text:style-name="T199">]</text:span></text:p>
      <text:p text:style-name="P70"><text:span text:style-name="Definition"><text:span text:style-name="T215">GEBRUIKERSN</text:span></text:span><text:span text:style-name="Definition"><text:span text:style-name="T216">aa</text:span></text:span><text:span text:style-name="Definition"><text:span text:style-name="T215">M</text:span></text:span><text:span text:style-name="Definition"><text:span text:style-name="T220"><text:tab/></text:span></text:span><text:span text:style-name="T194"><draw:control text:anchor-type="as-char" svg:y="-0.4cm" draw:z-index="21" draw:name="Gberuikersnaam 1" draw:style-name="gr2" draw:text-style-name="P90" svg:width="6.4cm" svg:height="0.6cm" draw:control="control20"><svg:title>Gebruikersnaam</svg:title><svg:desc>Korte naam, bijv. jan</svg:desc></draw:control></text:span><text:span text:style-name="T194"><text:tab/> <text:s text:c="2"/></text:span><text:span text:style-name="T218">[</text:span><text:span text:style-name="T219">K</text:span><text:span text:style-name="T217">orte naam</text:span><text:span text:style-name="T221"> </text:span><text:span text:style-name="T222">e</text:span><text:span text:style-name="T223">vt. 2</text:span><text:span text:style-name="T231">e</text:span><text:span text:style-name="T223"> </text:span><text:span text:style-name="T224">gebruiker</text:span><text:span text:style-name="T225">]</text:span></text:p>
      <text:p text:style-name="P1"><text:span text:style-name="T147">Vervang </text:span><text:span text:style-name="T151">de</text:span><text:span text:style-name="T147"> </text:span><text:span text:style-name="Definition"><text:span text:style-name="T24">ONDERSTREEPTE</text:span></text:span><text:span text:style-name="T147"> </text:span><text:span text:style-name="T148">woorden </text:span><text:span text:style-name="T147">in deze checklist door </text:span><text:span text:style-name="T151">d</text:span><text:span text:style-name="T152">i</text:span><text:span text:style-name="T151">e </text:span><text:span text:style-name="T150">in </text:span><text:span text:style-name="T152">het</text:span><text:span text:style-name="Strong_20_Emphasis"><text:span text:style-name="T46"> </text:span></text:span><text:span text:style-name="Strong_20_Emphasis"><text:span text:style-name="T58">tekstvak</text:span></text:span><text:span text:style-name="T147">.</text:span></text:p>
      <text:p text:style-name="P35"/>
      <text:p text:style-name="P35"/>
      <text:p text:style-name="P2"><text:span text:style-name="T162">Nog niet op Linux?</text:span><text:span text:style-name="T154"><text:tab/></text:span><text:span text:style-name="Strong_20_Emphasis"><text:span text:style-name="T67"><draw:control text:anchor-type="as-char" draw:z-index="22" draw:name="Vorm3" draw:style-name="gr1" draw:text-style-name="P89" svg:width="0.35cm" svg:height="0.35cm" draw:control="control21"/></text:span></text:span><text:span text:style-name="T157"><text:tab/></text:span><text:span text:style-name="T158">G</text:span><text:span text:style-name="T155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6"> onder </text:span><text:span text:style-name="T163">Linux</text:span><text:span text:style-name="T149">.</text:span></text:p>
      <text:p text:style-name="P2"><text:span text:style-name="T160">Nieuwe installatie?</text:span><text:span text:style-name="T149"><text:tab/></text:span><text:span text:style-name="Strong_20_Emphasis"><text:span text:style-name="T67"><draw:control text:anchor-type="as-char" draw:z-index="23" draw:name="Vorm 2" draw:style-name="gr1" draw:text-style-name="P89" svg:width="0.35cm" svg:height="0.35cm" draw:control="control22"/></text:span></text:span><text:span text:style-name="T159"><text:tab/></text:span><text:span text:style-name="T158">B</text:span><text:span text:style-name="T149">egin bij hoofdstuk </text:span><text:span text:style-name="T160"><text:bookmark-ref text:reference-format="page" text:ref-name="__RefNumPara__4009_1271708128">2</text:bookmark-ref></text:span><text:span text:style-name="T149"><text:s text:c="2"/></text:span><text:span text:style-name="T161"><text:bookmark-ref text:reference-format="text" text:ref-name="__RefNumPara__4009_1271708128">Installatie uitvoeren</text:bookmark-ref></text:span><text:span text:style-name="T153">.</text:span></text:p>
      <text:p text:style-name="P20"/>
      <text:p text:style-name="P20"/>
      <text:list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9" draw:name="Vorm3_0" draw:style-name="gr1" draw:text-style-name="P8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3" draw:name="Vorm3_ 2" draw:style-name="gr1" draw:text-style-name="P8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0">v</text:span></text:span><text:span text:style-name="User_20_Entry"><text:span text:style-name="T101">en</text:span></text:span><text:span text:style-name="User_20_Entry"><text:span text:style-name="T103">t</text:span></text:span><text:span text:style-name="User_20_Entry"><text:span text:style-name="T104">uele </text:span></text:span><text:span text:style-name="User_20_Entry"><text:span text:style-name="T105">extra </text:span></text:span><text:span text:style-name="Definition"><text:span text:style-name="T257">gebruiker</text:span></text:span><text:span text:style-name="User_20_Entry"><text:span text:style-name="T95">s</text:span></text:span><text:span text:style-name="User_20_Entry"><text:span text:style-name="T105"> aanmelden </text:span></text:span><text:span text:style-name="User_20_Entry"><text:span text:style-name="T106">en dezelfde stappen uitvoeren</text:span></text:span><text:span text:style-name="User_20_Entry"><text:span text:style-name="T102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2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3" draw:name="Vorm6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4" draw:name="Vorm 7" draw:style-name="gr1" draw:text-style-name="P89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8"><text:bookmark-start text:name="__RefNumPara__4009_1271708128"/><text:span text:style-name="Strong_20_Emphasis"><text:span text:style-name="T16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4" draw:name="Vorm9" draw:style-name="gr1" draw:text-style-name="P8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8">Start de computer op vanaf</text:span><text:span text:style-name="T168"><text:note text:id="ftn4" text:note-class="footnote"><text:note-citation>1</text:note-citation><text:note-body><text:p text:style-name="P69"><text:span text:style-name="T110">B</text:span><text:span text:style-name="T111">ootmenu/</text:span><text:span text:style-name="T110">S</text:span><text:span text:style-name="T111">etup</text:span><text:span text:style-name="T109"> via </text:span><text:span text:style-name="T107">é</text:span><text:span text:style-name="T108">é</text:span><text:span text:style-name="T110">n van de </text:span><text:span text:style-name="Definition"><text:span text:style-name="T112">Veelgebruikte toetsen:</text:span></text:span><text:span text:style-name="Definition"><text:span text:style-name="T113"> </text:span></text:span><text:span text:style-name="User_20_Entry"><text:span text:style-name="T123">Esc</text:span></text:span><text:span text:style-name="User_20_Entry"><text:span text:style-name="T116">,</text:span></text:span><text:span text:style-name="Definition"><text:span text:style-name="T113"> </text:span></text:span><text:span text:style-name="User_20_Entry"><text:span text:style-name="T123">Delete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2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9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0</text:span></text:span><text:span text:style-name="User_20_Entry"><text:span text:style-name="T117">,</text:span></text:span><text:span text:style-name="Definition"><text:span text:style-name="T113"> </text:span></text:span><text:span text:style-name="User_20_Entry"><text:span text:style-name="T123">F11</text:span></text:span><text:span text:style-name="User_20_Entry"><text:span text:style-name="T117">,</text:span></text:span><text:span text:style-name="Definition"><text:span text:style-name="T113"> </text:span></text:span><text:span text:style-name="Definition"><text:span text:style-name="T114">o</text:span></text:span><text:span text:style-name="Definition"><text:span text:style-name="T115">f</text:span></text:span><text:span text:style-name="Definition"><text:span text:style-name="T113"> </text:span></text:span><text:span text:style-name="User_20_Entry"><text:span text:style-name="T123">F12</text:span></text:span><text:span text:style-name="User_20_Entry"><text:span text:style-name="T117">.</text:span></text:span></text:p></text:note-body></text:note></text:span><text:span text:style-name="T168"> </text:span><text:span text:style-name="T171">een </text:span><text:span text:style-name="Strong_20_Emphasis"><text:span text:style-name="T142"><text:user-field-get text:name="Distro">Ubuntu</text:user-field-get></text:span></text:span><text:span text:style-name="T167"><text:s/></text:span><text:span text:style-name="T143"><text:user-field-get text:name="Version">24.04</text:user-field-get></text:span><text:span text:style-name="T143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2">Vanaf een </text:span><text:span text:style-name="T260">L</text:span><text:span text:style-name="T232">ive </text:span><text:span text:style-name="T261">USB</text:span><text:span text:style-name="T235">-stick</text:span><text:span text:style-name="T21"> </text:span><text:span text:style-name="T232">kunt u opstarten en </text:span><text:span text:style-name="T17">met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werken zonder enige bestanden op de harde schijf te wijzigen en maakt ook installatie van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232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2"><text:span text:style-name="Strong_20_Emphasis"><text:span text:style-name="T94">Maak een opstartbare USB-stick</text:span></text:span><text:span text:style-name="Strong_20_Emphasis"><text:span text:style-name="T90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4.04</text:user-field-get></text:span></text:span><text:span text:style-name="Strong_20_Emphasis"><text:span text:style-name="T97"><text:s/></text:span></text:span><text:span text:style-name="Strong_20_Emphasis"><text:span text:style-name="T99">LTS </text:span></text:span><text:span text:style-name="Strong_20_Emphasis"><text:span text:style-name="T91">CD</text:span></text:span><text:span text:style-name="Strong_20_Emphasis"><text:span text:style-name="T93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download" text:style-name="Internet_20_link" text:visited-style-name="Visited_20_Internet_20_Link"><text:span text:style-name="Strong_20_Emphasis"><text:span text:style-name="T234">ubuntu.com/download</text:span></text:span></text:a><text:span text:style-name="Strong_20_Emphasis"><text:span text:style-name="T87">.</text:span></text:span><text:span text:style-name="Strong_20_Emphasis"><text:span text:style-name="T89"><text:line-break/>De </text:span></text:span><text:span text:style-name="Strong_20_Emphasis"><text:span text:style-name="T92">ver</text:span></text:span><text:span text:style-name="Strong_20_Emphasis"><text:span text:style-name="T89">volgstappen staan beschreven in </text:span></text:span><text:span text:style-name="Strong_20_Emphasis"><text:span text:style-name="T96">Linux informatie</text:span></text:span><text:span text:style-name="Strong_20_Emphasis"><text:span text:style-name="T89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89">, onder </text:span></text:span><text:span text:style-name="Strong_20_Emphasis"><text:span text:style-name="T96">Linux</text:span></text:span><text:span text:style-name="Strong_20_Emphasis"><text:span text:style-name="T89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2" draw:name="Vorm 6" draw:style-name="gr1" draw:text-style-name="P89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9">Kies</text:span><text:span text:style-name="T170"> </text:span><text:span text:style-name="T172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11" draw:name="Vorm 1" draw:style-name="gr1" draw:text-style-name="P8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0">Bij</text:span><text:span text:style-name="T182"> </text:span><text:span text:style-name="Strong_20_Emphasis"><text:span text:style-name="T188">Profile setup</text:span></text:span><text:span text:style-name="T18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87">V</text:span><text:span text:style-name="T183">ul </text:span><text:span text:style-name="T184">in </text:span><text:span text:style-name="Strong_20_Emphasis"><text:span text:style-name="T188">Your</text:span></text:span><text:span text:style-name="Strong_20_Emphasis"><text:span text:style-name="T185"> n</text:span></text:span><text:span text:style-name="Strong_20_Emphasis"><text:span text:style-name="T186">a</text:span></text:span><text:span text:style-name="Strong_20_Emphasis"><text:span text:style-name="T188">me</text:span></text:span><text:span text:style-name="Strong_20_Emphasis"><text:span text:style-name="T175"> </text:span></text:span><text:span text:style-name="Definition"><text:span text:style-name="T4">gebruiker</text:span></text:span><text:span text:style-name="Strong_20_Emphasis"><text:span text:style-name="T176">, <text:line-break/></text:span></text:span><text:span text:style-name="Strong_20_Emphasis"><text:span text:style-name="T188">Your server</text:span></text:span><text:span text:style-name="Strong_20_Emphasis"><text:span text:style-name="T191">'</text:span></text:span><text:span text:style-name="Strong_20_Emphasis"><text:span text:style-name="T19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5">,<text:line-break/></text:span></text:span><text:span text:style-name="Strong_20_Emphasis"><text:span text:style-name="T189">Pick a username</text:span></text:span><text:span text:style-name="Strong_20_Emphasis"><text:span text:style-name="T175"> </text:span></text:span><text:span text:style-name="Definition"><text:span text:style-name="T4">gebruikersnaam</text:span></text:span><text:span text:style-name="Strong_20_Emphasis"><text:span text:style-name="T175">, </text:span></text:span><text:span text:style-name="Strong_20_Emphasis"><text:span text:style-name="T178">en</text:span></text:span><text:span text:style-name="Strong_20_Emphasis"><text:span text:style-name="T175"><text:line-break/></text:span></text:span><text:span text:style-name="Strong_20_Emphasis"><text:span text:style-name="T177">g</text:span></text:span><text:span text:style-name="Strong_20_Emphasis"><text:span text:style-name="T174">eef tweemaal een </text:span></text:span><text:span text:style-name="Strong_20_Emphasis"><text:span text:style-name="T181">wachtwoord</text:span></text:span><text:span text:style-name="Strong_20_Emphasis"><text:span text:style-name="T174">.</text:span></text:span></text:p>
          </table:table-cell>
        </table:table-row>
      </table:table>
      <text:p text:style-name="P36"><text:span text:style-name="Strong_20_Emphasis"><text:span text:style-name="T68"/></text:span></text:p>
      <text:list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5" draw:name="Vorm24" draw:style-name="gr1" draw:text-style-name="P8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7" draw:name="Vorm4_1" draw:style-name="gr1" draw:text-style-name="P8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4" office:value-type="string">
            <text:p text:style-name="P67"><text:span text:style-name="User_20_Entry"><text:span text:style-name="T12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4" office:value-type="string">
            <text:p text:style-name="P68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4" draw:name="Vorm4_ 1" draw:style-name="gr1" draw:text-style-name="P89" svg:width="0.35cm" svg:height="0.35cm" draw:control="control23"/></text:span></text:span></text:p>
          </table:table-cell>
          <table:table-cell table:style-name="_33_._5f_Installatie_5f_afronden.C7" office:value-type="string">
            <text:p text:style-name="P34"><text:span text:style-name="Strong_20_Emphasis"><text:span text:style-name="T34">Extra </text:span></text:span><text:span text:style-name="Definition"><text:span text:style-name="T25">gebruiker</text:span></text:span><text:span text:style-name="Strong_20_Emphasis"><text:span text:style-name="T34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74">sudo useradd --create-home -- comm<text:span text:style-name="T264">e</text:span>n<text:span text:style-name="T264">t</text:span> <text:span text:style-name="T130">'</text:span><text:span text:style-name="T131">gebruiker</text:span><text:span text:style-name="T130">' [--groups adm,sudo] </text:span><text:span text:style-name="T131">gebruiker</text:span><text:span text:style-name="T132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75">sudo passwd <text:span text:style-name="T265">gebruiker</text:span><text:span text:style-name="T266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6" draw:name="Vorm37" draw:style-name="gr1" draw:text-style-name="P8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8" draw:name="Vorm40_0" draw:style-name="gr1" draw:text-style-name="P89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5" draw:name="Vorm40_ 1" draw:style-name="gr1" draw:text-style-name="P89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10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18">E</text:span></text:span><text:span text:style-name="User_20_Entry"><text:span text:style-name="T120">ventuele extra </text:span></text:span><text:span text:style-name="Definition"><text:span text:style-name="T258">gebruiker</text:span></text:span><text:span text:style-name="User_20_Entry"><text:span text:style-name="T119">s</text:span></text:span><text:span text:style-name="User_20_Entry"><text:span text:style-name="T120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0" draw:name="Vorm40_2" draw:style-name="gr1" draw:text-style-name="P89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6" draw:name="Vorm40_ 2" draw:style-name="gr1" draw:text-style-name="P89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1"><text:user-field-get text:name="Distro">Ubuntu</text:user-field-get></text:span></text:span><text:span text:style-name="T128"><text:s/></text:span><text:span text:style-name="T129"><text:user-field-get text:name="Version">24.04</text:user-field-get></text:span><text:span text:style-name="T129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6">is voltooid.</text:span></text:p>
      <text:p text:style-name="P7"/>
      <text:list text:style-name="L2">
        <text:list-header>
          <text:p text:style-name="P81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4">.</text:span></text:span></text:p>
          <text:p text:style-name="P82"><text:span text:style-name="Emphasis"><text:span text:style-name="T254">C</text:span></text:span><text:span text:style-name="Emphasis"><text:span text:style-name="T255">C0</text:span></text:span><text:span text:style-name="Emphasis"><text:span text:style-name="T254"> 1.0 </text:span></text:span><text:span text:style-name="Emphasis"><text:span text:style-name="T256">Universeel</text:span></text:span><text:span text:style-name="Emphasis"><text:span text:style-name="T254"> </text:span></text:span><text:span text:style-name="Emphasis"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1"><text:s/></text:span></text:span><text:span text:style-name="Emphasis"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14T15:43:58.771586632">14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43:58.650997037</dc:date>
    <meta:keyword>Installatie</meta:keyword>
    <meta:keyword>Checklist</meta:keyword>
    <meta:keyword>Linux</meta:keyword>
    <meta:editing-cycles>6856</meta:editing-cycles>
    <meta:editing-duration>P12DT4H42M2S</meta:editing-duration>
    <dc:creator>Karel Zimmer</dc:creator>
    <meta:document-statistic meta:table-count="4" meta:image-count="2" meta:object-count="0" meta:page-count="4" meta:paragraph-count="77" meta:word-count="448" meta:character-count="3175" meta:non-whitespace-character-count="2752"/>
    <meta:user-defined meta:name="Info 1"/>
    <meta:user-defined meta:name="Info 2"/>
    <meta:user-defined meta:name="Info 3"/>
    <meta:user-defined meta:name="Info 4"/>
  </office:meta>
</office:document-meta>
</file>